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fo:font-weight="bold" style:font-size-asian="10.5pt" style:font-weight-asian="bold" style:font-size-complex="12pt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 muss ich was ändern, wenn folgendes Problem auftritt?</text:p>
      <text:list xml:id="list775495081" text:style-name="L1">
        <text:list-item>
          <text:p text:style-name="P4"><text:span text:style-name="T1">Einpflegen neuer Assets</text:span></text:p>
          <text:list>
            <text:list-item>
              <text:p text:style-name="P6"><text:span text:style-name="T2">Generell gilt, sobald neue Assets eingefügt wurden, müssen im „Package Explorer“ unter Eclipse, alle Projektordner markiert und anschließend „refresht“ (Taste F5) werden. Ebenfalls empfiehlt es sich unter dem Reiter „Project“ → „Clean...“ das gesamte Projekt einmal zu synchronisieren.</text:span></text:p>
            </text:list-item>
          </text:list>
        </text:list-item>
        <text:list-item>
          <text:p text:style-name="P4"><text:span text:style-name="T1">Einpflegen neuer Bilder:</text:span></text:p>
        </text:list-item>
      </text:list>
      <text:list xml:id="list526344810" text:style-name="L2">
        <text:list-item>
          <text:list>
            <text:list-item>
              <text:p text:style-name="P5"><text:span text:style-name="T3">Wurden neue Bilder in den Ordner </text:span><text:span text:style-name="T4">/assets/pictures/</text:span><text:span text:style-name="T3"> eingefügt, so muss anschließend die main-Methode in der Klasse </text:span><text:span text:style-name="T1">com.haw.projecthorse.desktop.Packer.java</text:span><text:span text:style-name="T3"> gestartet werden, damit für die neuen Bilder eine neue *.atlas-Datei erstellt wird. Siehe hierzu auch Punkt „1. Einpflegen neue Assets“.</text:span></text:p>
            </text:list-item>
          </text:list>
        </text:list-item>
      </text:list>
      <text:list xml:id="list1510524272" text:continue-list="list775495081" text:style-name="L1">
        <text:list-item>
          <text:p text:style-name="P3">JSON-Datei bei Navigator</text:p>
          <text:list>
            <text:list-item>
              <text:p text:style-name="P2">????vergessen...</text:p>
            </text:list-item>
          </text:list>
        </text:list-item>
        <text:list-item>
          <text:p text:style-name="P3"/>
          <text:list>
            <text:list-item>
              <text:p text:style-name="P2"/>
            </text:list-item>
          </text:list>
        </text:list-item>
        <text:list-item>
          <text:p text:style-name="P3"/>
          <text:list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1-07T14:48:09</meta:creation-date>
    <dc:date>2015-01-07T15:04:13</dc:date>
    <dc:creator>hilde </dc:creator>
    <meta:editing-duration>PT14M54S</meta:editing-duration>
    <meta:editing-cycles>22</meta:editing-cycles>
    <meta:generator>LibreOffice/3.5$Linux_x86 LibreOffice_project/350m1$Build-2</meta:generator>
    <meta:document-statistic meta:table-count="0" meta:image-count="0" meta:object-count="0" meta:page-count="1" meta:paragraph-count="7" meta:word-count="97" meta:character-count="728" meta:non-whitespace-character-count="638"/>
  </office:meta>
</office:document-meta>
</file>